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89dc3" officeooo:paragraph-rsid="00718c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56f7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3d3f1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718c3b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638ce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718c3b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665c4c" officeooo:paragraph-rsid="007a1241" style:font-size-asian="8.75pt" style:font-size-complex="10pt"/>
    </style:style>
    <style:style style:name="P16" style:family="paragraph" style:parent-style-name="Standard">
      <style:text-properties style:font-name="Liberation Serif" fo:font-size="10pt" officeooo:rsid="0078683b" officeooo:paragraph-rsid="00937c9f" style:font-size-asian="8.75pt" style:font-size-complex="10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937c9f" style:font-size-asian="10pt" style:font-weight-asian="normal" style:font-size-complex="10pt" style:font-weight-complex="normal"/>
    </style:style>
    <style:style style:name="P1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5fb18" officeooo:paragraph-rsid="0085fb18" style:font-size-asian="14pt" style:font-weight-asian="bold" style:font-size-complex="14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731f6" officeooo:paragraph-rsid="008d727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8731f6" officeooo:paragraph-rsid="008d727f" style:font-size-asian="12pt" style:font-size-complex="12pt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9b3c74" officeooo:paragraph-rsid="009b3c7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c8d55" style:font-size-asian="12pt" style:font-size-complex="12pt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6cf23e"/>
    </style:style>
    <style:style style:name="T3" style:family="text">
      <style:text-properties fo:font-weight="bold" officeooo:rsid="00937c9f" style:font-weight-asian="bold" style:font-weight-complex="bold"/>
    </style:style>
    <style:style style:name="T4" style:family="text">
      <style:text-properties style:font-name="Liberation Serif" fo:font-size="12pt" officeooo:rsid="007c8d55" style:font-size-asian="12pt" style:font-size-complex="12pt"/>
    </style:style>
    <style:style style:name="T5" style:family="text">
      <style:text-properties style:font-name="Liberation Serif" fo:font-size="12pt" officeooo:rsid="0099b99c" style:font-size-asian="12pt" style:font-size-complex="12pt"/>
    </style:style>
    <style:style style:name="T6" style:family="text">
      <style:text-properties style:font-name="Liberation Serif" fo:font-size="12pt" fo:font-style="italic" officeooo:rsid="0099b99c" style:font-size-asian="12pt" style:font-style-asian="italic" style:font-size-complex="12pt" style:font-style-complex="italic"/>
    </style:style>
    <style:style style:name="T7" style:family="text">
      <style:text-properties officeooo:rsid="007c8d55"/>
    </style:style>
    <style:style style:name="T8" style:family="text">
      <style:text-properties officeooo:rsid="007e9022"/>
    </style:style>
    <style:style style:name="T9" style:family="text">
      <style:text-properties officeooo:rsid="008c814b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840c47" style:font-style-asian="normal" style:font-style-complex="normal"/>
    </style:style>
    <style:style style:name="T13" style:family="text">
      <style:text-properties fo:font-style="normal" officeooo:rsid="00433024" style:font-style-asian="normal" style:font-style-complex="normal"/>
    </style:style>
    <style:style style:name="T14" style:family="text">
      <style:text-properties fo:font-style="normal" officeooo:rsid="004259cd" style:font-style-asian="normal" style:font-style-complex="normal"/>
    </style:style>
    <style:style style:name="T15" style:family="text">
      <style:text-properties fo:font-style="normal" officeooo:rsid="00383709" style:font-style-asian="normal" style:font-style-complex="normal"/>
    </style:style>
    <style:style style:name="T16" style:family="text">
      <style:text-properties fo:font-style="normal" officeooo:rsid="003fa25e" style:font-style-asian="normal" style:font-style-complex="normal"/>
    </style:style>
    <style:style style:name="T17" style:family="text">
      <style:text-properties officeooo:rsid="00937c9f"/>
    </style:style>
    <style:style style:name="T18" style:family="text">
      <style:text-properties officeooo:rsid="009638ce"/>
    </style:style>
    <style:style style:name="T19" style:family="text">
      <style:text-properties officeooo:rsid="008a91b8"/>
    </style:style>
    <style:style style:name="T20" style:family="text">
      <style:text-properties officeooo:rsid="00909af3"/>
    </style:style>
    <style:style style:name="T21" style:family="text">
      <style:text-properties officeooo:rsid="00979905"/>
    </style:style>
    <style:style style:name="T22" style:family="text">
      <style:text-properties officeooo:rsid="0098277c"/>
    </style:style>
    <style:style style:name="T23" style:family="text">
      <style:text-properties officeooo:rsid="009b3c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</text:p>
      <text:p text:style-name="P7"/>
      <text:p text:style-name="P8">Die folgenden Aufgaben beziehen sich auf die Northwind-Datenbank auf w3schools.com.</text:p>
      <text:p text:style-name="P8">Zur Struktur der Datenbank schau in das Arbeitsblatt <text:span text:style-name="T18">zum Einstieg in SQL.</text:span></text:p>
      <text:p text:style-name="P8"/>
      <text:p text:style-name="P11"><text:span text:style-name="T8">Entwickle </text:span>SELECT-<text:span text:style-name="T21">Abfragen</text:span> <text:span text:style-name="T17">mithilfe von </text:span><text:span text:style-name="T3">Unterabfragen</text:span><text:span text:style-name="T17"> für die folgenden </text:span><text:span text:style-name="T21">Aufgabenstellungen</text:span><text:span text:style-name="T17">.</text:span></text:p>
      <text:p text:style-name="P11">Probiere die <text:span text:style-name="T21">Abfragen</text:span> aus unter </text:p>
      <text:p text:style-name="P12">h<text:span text:style-name="T2">ttps://www.w3schools.com/sql/trysql.asp?filename=trysql_select_all</text:span></text:p>
      <text:p text:style-name="P13">Kopiere <text:span text:style-name="T19">die Aufgabenstellungen und </text:span>deine <text:span text:style-name="T20">Lösungen</text:span> <text:span text:style-name="T19">in ein Textdokument</text:span>, damit du sie später zum Lernen zur Verfügung hast.</text:p>
      <text:p text:style-name="P14"/>
      <text:p text:style-name="P6"/>
      <text:list xml:id="list2986011446" text:style-name="L1">
        <text:list-item text:start-value="1">
          <text:p text:style-name="P19">Liste alle Produkte auf, die vom Lieferanten des Produkts „<text:span text:style-name="T9">Filo Mix</text:span>“ geliefert werden.</text:p>
        </text:list-item>
      </text:list>
      <text:p text:style-name="P4"/>
      <text:list xml:id="list165738738236038" text:continue-numbering="true" text:style-name="L1">
        <text:list-item>
          <text:p text:style-name="P19">Liste <text:span text:style-name="T7">alle</text:span> Bestellungen auf, die am gleichen Tag wie die Bestellung mit <text:span text:style-name="T7">der </text:span>OrderID <text:span text:style-name="T22">10400</text:span> getätigt wurden.</text:p>
        </text:list-item>
      </text:list>
      <text:p text:style-name="P4"/>
      <text:list xml:id="list165738538580256" text:continue-numbering="true" text:style-name="L1">
        <text:list-item>
          <text:p text:style-name="P26"><text:span text:style-name="T4">Berechne, </text:span><text:span text:style-name="T5">wie viele Einheiten von Produkten eine Bestellung durchschnittlich umfasst.<text:line-break/><text:line-break/></text:span><text:span text:style-name="T6">Rechenbeispiel</text:span><text:span text:style-name="T5"><text:line-break/>Bestellung 1: 4 Einheiten Tofu, 6 Einheiten Nori-Blätter<text:tab/>→ insgesamt 10 Einheiten<text:line-break/>Bestellung 2: 12 Einheiten Käse, 8 Einheiten Marmelade<text:tab/>→ insgesamt 20 Einheiten<text:line-break/>Der Mittelwert wäre hier 15 Einheiten.</text:span></text:p>
        </text:list-item>
      </text:list>
      <text:p text:style-name="P5"/>
      <text:list xml:id="list165737478285614" text:continue-numbering="true" text:style-name="L1">
        <text:list-item>
          <text:p text:style-name="P20">Wie viele Bestellungen haben die Mitarbeiter*<text:span text:style-name="T23">innen</text:span> durchschnittlich im Jahr 1996 bearbeitet?</text:p>
        </text:list-item>
      </text:list>
      <text:p text:style-name="P9"/>
      <text:list xml:id="list165738781098228" text:continue-numbering="true" text:style-name="L1">
        <text:list-item>
          <text:p text:style-name="P21">Wie hoch ist die durchschittliche Anzahl von Bestellungen pro Kund*<text:span text:style-name="T23">in</text:span>?</text:p>
        </text:list-item>
      </text:list>
      <text:p text:style-name="P22"/>
      <text:list xml:id="list165737610183811" text:continue-numbering="true" text:style-name="L1">
        <text:list-item>
          <text:p text:style-name="P23">Welche Kund*innen haben bisher keine Bestellung aufgegeben?<text:line-break/>Die Aufgabe kann man auch mit Outer Join lösen; hier wende aber eine Unterabfrage an. <text:line-break/>Tipp: benutze die Konstruktion „ ... NOT IN (Unterabfrage) “.</text:p>
        </text:list-item>
      </text:list>
      <text:p text:style-name="P5"/>
      <text:p text:style-name="P25"/>
      <text:p text:style-name="P25"/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6"/>
      <text:p text:style-name="P16"><draw:frame text:anchor-type="paragraph" draw:z-index="0" draw:name="Form1" draw:style-name="gr1" draw:text-style-name="P27" svg:width="1.795cm" svg:height="0.63cm" svg:x="15.217cm" svg:y="0.219cm"><draw:image xlink:href="Pictures/10000000000000580000001F84D8045FF773DCF2.png" xlink:type="simple" xlink:show="embed" xlink:actuate="onLoad" draw:mime-type="image/png"><text:p/></draw:image></draw:frame></text:p>
      <text:p text:style-name="P17"><text:span text:style-name="T10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4">Ju</text:span><text:span text:style-name="T15">l</text:span><text:span text:style-name="T14">i</text:span><text:span text:style-name="T1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61944949440"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2-29T16:57:36.609000000</dc:date>
    <meta:editing-duration>PT11H39M8S</meta:editing-duration>
    <meta:editing-cycles>10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6" meta:word-count="201" meta:character-count="1476" meta:non-whitespace-character-count="1292"/>
  </office:meta>
</office:document-meta>
</file>